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221e0b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style:text-underline-style="solid" style:text-underline-width="auto" style:text-underline-color="font-color"/>
    </style:style>
    <style:style style:name="P5" style:family="paragraph" style:parent-style-name="Standard">
      <style:text-properties fo:color="#008000"/>
    </style:style>
    <style:style style:name="P6" style:family="paragraph" style:parent-style-name="Standard">
      <style:text-properties officeooo:paragraph-rsid="001dccd4"/>
    </style:style>
    <style:style style:name="P7" style:family="paragraph" style:parent-style-name="Standard">
      <style:text-properties officeooo:paragraph-rsid="00210d7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231f1b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dccd4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officeooo:paragraph-rsid="001c19f4"/>
    </style:style>
    <style:style style:name="P14" style:family="paragraph" style:parent-style-name="List_20_Paragraph" style:list-style-name="WWNum1">
      <style:paragraph-properties fo:line-height="200%"/>
    </style:style>
    <style:style style:name="P15" style:family="paragraph" style:parent-style-name="List_20_Paragraph" style:list-style-name="WWNum17">
      <style:text-properties fo:color="#008000"/>
    </style:style>
    <style:style style:name="P16" style:family="paragraph" style:parent-style-name="List_20_Paragraph" style:list-style-name="WWNum11">
      <style:paragraph-properties fo:line-height="150%"/>
      <style:text-properties fo:color="#008000"/>
    </style:style>
    <style:style style:name="P17" style:family="paragraph" style:parent-style-name="List_20_Paragraph">
      <style:text-properties officeooo:paragraph-rsid="001c19f4"/>
    </style:style>
    <style:style style:name="P18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  <style:text-properties fo:color="#ff0000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paragraph-rsid="001c19f4"/>
    </style:style>
    <style:style style:name="P21" style:family="paragraph" style:parent-style-name="List_20_Paragraph" style:list-style-name="WWNum1">
      <style:paragraph-properties fo:margin-left="0cm" fo:margin-right="0cm" fo:text-indent="-0.635cm" style:auto-text-indent="false"/>
      <style:text-properties officeooo:paragraph-rsid="001c19f4"/>
    </style:style>
    <style:style style:name="P22" style:family="paragraph" style:parent-style-name="List_20_Paragraph" style:list-style-name="WWNum1">
      <style:paragraph-properties fo:margin-left="-0.635cm" fo:margin-right="0cm" fo:text-indent="0cm" style:auto-text-indent="false"/>
      <style:text-properties officeooo:paragraph-rsid="001c19f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19f4"/>
    </style:style>
    <style:style style:name="T3" style:family="text">
      <style:text-properties style:text-underline-style="solid" style:text-underline-width="auto" style:text-underline-color="font-color" officeooo:rsid="00221e0b"/>
    </style:style>
    <style:style style:name="T4" style:family="text">
      <style:text-properties officeooo:rsid="001c19f4"/>
    </style:style>
    <style:style style:name="T5" style:family="text">
      <style:text-properties fo:color="#008000"/>
    </style:style>
    <style:style style:name="T6" style:family="text">
      <style:text-properties fo:color="#008000" officeooo:rsid="001c19f4"/>
    </style:style>
    <style:style style:name="T7" style:family="text">
      <style:text-properties officeooo:rsid="001c3f07"/>
    </style:style>
    <style:style style:name="T8" style:family="text">
      <style:text-properties officeooo:rsid="001dccd4"/>
    </style:style>
    <style:style style:name="T9" style:family="text">
      <style:text-properties fo:color="#ff0000" officeooo:rsid="001dccd4"/>
    </style:style>
    <style:style style:name="T10" style:family="text">
      <style:text-properties officeooo:rsid="001f425a"/>
    </style:style>
    <style:style style:name="T11" style:family="text">
      <style:text-properties officeooo:rsid="00221e0b"/>
    </style:style>
    <style:style style:name="T12" style:family="text">
      <style:text-properties officeooo:rsid="00231f1b"/>
    </style:style>
    <style:style style:name="T13" style:family="text">
      <style:text-properties officeooo:rsid="00249962"/>
    </style:style>
    <style:style style:name="T14" style:family="text">
      <style:text-properties officeooo:rsid="002539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ncement 1) </text:p>
      <text:list xml:id="list2296488563841824568" text:style-name="WWNum1">
        <text:list-item>
          <text:p text:style-name="P12">Logiciel <text:span text:style-name="T4">l'application</text:span> sans <text:span text:style-name="T4">avoir d'</text:span>erreur</text:p>
        </text:list-item>
      </text:list>
      <text:p text:style-name="P4">I ) Authentification</text:p>
      <text:p text:style-name="P5"><text:span text:style-name="T4">a ) </text:span>Test connexion : </text:p>
      <text:list xml:id="list34311187" text:continue-numbering="true" text:style-name="WWNum1">
        <text:list-item>
          <text:p text:style-name="P12">Ajouter un utilisateur dans le system(« toto » , « passWord74 »)</text:p>
        </text:list-item>
        <text:list-item>
          <text:p text:style-name="P12">Test avec « toto » et mdp  « password »</text:p>
        </text:list-item>
        <text:list-item>
          <text:p text:style-name="P12">L’identification ne fonctionne pas </text:p>
        </text:list-item>
        <text:list-item>
          <text:p text:style-name="P12">Réaliser une authentification avec l’identifiant « to » et le mdp «passWord74 »</text:p>
        </text:list-item>
        <text:list-item>
          <text:p text:style-name="P12">L’identification ne fonctionne pas </text:p>
        </text:list-item>
        <text:list-item>
          <text:p text:style-name="P12">Réaliser une authentification avec l’identifiant « to » et le mdp «passWord74 »</text:p>
        </text:list-item>
        <text:list-item>
          <text:p text:style-name="P12">Identification fonctionne + redirection vers page menu</text:p>
        </text:list-item>
      </text:list>
      <text:p text:style-name="P5"><text:span text:style-name="T4">b) </text:span>Test déconnexion :</text:p>
      <text:list xml:id="list34309006" text:continue-numbering="true" text:style-name="WWNum1">
        <text:list-item>
          <text:p text:style-name="P12">Se connecté </text:p>
        </text:list-item>
        <text:list-item>
          <text:p text:style-name="P12">Se déconnecté </text:p>
        </text:list-item>
        <text:list-item>
          <text:p text:style-name="P13">Voir si la page de connexion <text:span text:style-name="T4">apparaît</text:span> </text:p>
        </text:list-item>
      </text:list>
      <text:p text:style-name="P17"/>
      <text:list xml:id="list34295006" text:continue-numbering="true" text:style-name="WWNum1">
        <text:list-header>
          <text:p text:style-name="P21"><text:span text:style-name="T6">c) </text:span><text:span text:style-name="T5">Test </text:span><text:span text:style-name="T6">bouton «se souvenir de moi»</text:span></text:p>
          <text:p text:style-name="P22"><text:span text:style-name="T6"/></text:p>
        </text:list-header>
        <text:list-item>
          <text:p text:style-name="P13">Se connecté <text:span text:style-name="T4">avec la case se souvenir de moi</text:span></text:p>
        </text:list-item>
        <text:list-item>
          <text:p text:style-name="P13"><text:span text:style-name="T4">Quitter l'application sans se déconnecté</text:span></text:p>
        </text:list-item>
        <text:list-item>
          <text:p text:style-name="P13"><text:span text:style-name="T4">Lancer l'application</text:span></text:p>
        </text:list-item>
        <text:list-item>
          <text:p text:style-name="P13"><text:span text:style-name="T4">La page d'authentification doit faire apparaître le nom de compte et mdp(avec des étoiles) </text:span></text:p>
        </text:list-item>
        <text:list-item>
          <text:p text:style-name="P13"><text:span text:style-name="T4">Cliquer sur le bouton « connexion »</text:span></text:p>
        </text:list-item>
        <text:list-item>
          <text:p text:style-name="P13"><text:span text:style-name="T4">la page du menu d'accueil doit apparaître</text:span></text:p>
        </text:list-item>
      </text:list>
      <text:p text:style-name="P20"/>
      <text:p text:style-name="P3"><text:span text:style-name="T1">II) <text:s/>Test navigation : </text:span></text:p>
      <text:list xml:id="list4288200932662854135" text:style-name="WWNum17">
        <text:list-item>
          <text:p text:style-name="P15">Test En tant qu’utilisateur connecté je peux accéder aux onglets en cliquant dessus </text:p>
        </text:list-item>
      </text:list>
      <text:list xml:id="list34285656" text:continue-list="list34295006" text:style-name="WWNum1">
        <text:list-item>
          <text:p text:style-name="P12">Se connecter</text:p>
        </text:list-item>
        <text:list-item>
          <text:p text:style-name="P12">Clique sur un onglet</text:p>
        </text:list-item>
        <text:list-item>
          <text:p text:style-name="P12">Regarde si la nouvelle page s’affiche correctement avec tout le contenue </text:p>
        </text:list-item>
        <text:list-item>
          <text:p text:style-name="P12">On clique sur le bouton retour</text:p>
        </text:list-item>
        <text:list-item>
          <text:p text:style-name="P12">Regarde si on arrive au menu </text:p>
        </text:list-item>
      </text:list>
      <text:p text:style-name="Standard"/>
      <text:list xml:id="list34298779" text:continue-numbering="true" text:style-name="WWNum1">
        <text:list-header>
          <text:p text:style-name="P19"><text:span text:style-name="T2">III) </text:span><text:span text:style-name="T1">Test fonctionnelle :</text:span></text:p>
          <text:p text:style-name="P18"><text:span text:style-name="T1"/></text:p>
        </text:list-header>
      </text:list>
      <text:list xml:id="list3366996649339119414" text:style-name="WWNum11">
        <text:list-item>
          <text:p text:style-name="P16">En tant qu’utilisateur je peux ajouter un médicament (même idée pour ajouter une commande / pour les autres services ajouter une demande) </text:p>
        </text:list-item>
      </text:list>
      <text:list xml:id="list34303215" text:continue-list="list34298779" text:style-name="WWNum1">
        <text:list-item>
          <text:p text:style-name="P12">A partir de l’onglet stock </text:p>
        </text:list-item>
        <text:list-item>
          <text:p text:style-name="P12">Tester le bouton ajouter/supprime</text:p>
        </text:list-item>
        <text:list-item>
          <text:p text:style-name="P12"><text:span text:style-name="T7">Écrire</text:span> les informations</text:p>
        </text:list-item>
        <text:list-item>
          <text:p text:style-name="P12">Tester les cas impossible (doublon d’id , syntaxe incorrect)</text:p>
        </text:list-item>
        <text:list-item>
          <text:p text:style-name="P12">Sauvegarder</text:p>
        </text:list-item>
        <text:list-item>
          <text:p text:style-name="P12">Retour sur la page « stock »</text:p>
        </text:list-item>
        <text:list-item>
          <text:p text:style-name="P14">Regarder si le nouveau médicament est présent </text:p>
        </text:list-item>
      </text:list>
      <text:list xml:id="list34308877" text:continue-list="list3366996649339119414" text:style-name="WWNum11">
        <text:list-item>
          <text:p text:style-name="P16"><text:soft-page-break/>En tant qu’utilisateur je peux supprimer un médicament (même idée pour supprimer une commande / pour les autres services supprimer une demande) </text:p>
        </text:list-item>
      </text:list>
      <text:list xml:id="list34291728" text:continue-list="list34303215" text:style-name="WWNum1">
        <text:list-item>
          <text:p text:style-name="P12">A partir de l’onglet stock </text:p>
        </text:list-item>
        <text:list-item>
          <text:p text:style-name="P12">Cliquer sur le bouton ajouter/supprimer</text:p>
        </text:list-item>
        <text:list-item>
          <text:p text:style-name="P12">Indiquer un faux produit </text:p>
        </text:list-item>
        <text:list-item>
          <text:p text:style-name="P12">Sauvegarder</text:p>
        </text:list-item>
        <text:list-item>
          <text:p text:style-name="P12">Un message doit <text:span text:style-name="T13">apparaître</text:span> « erreur médicament introuvable »</text:p>
        </text:list-item>
        <text:list-item>
          <text:p text:style-name="P12">Indiquer un bon produit </text:p>
        </text:list-item>
        <text:list-item>
          <text:p text:style-name="P12">Sauvegarder</text:p>
        </text:list-item>
        <text:list-item>
          <text:p text:style-name="P12">Un message doit <text:span text:style-name="T13">apparaître</text:span> « suppression réussi »</text:p>
        </text:list-item>
        <text:list-item>
          <text:p text:style-name="P12">Le médi<text:span text:style-name="T13">c</text:span>ament ne doit plus être visible sur la page stock</text:p>
        </text:list-item>
        <text:list-item>
          <text:p text:style-name="P12"><text:span text:style-name="T13">Écrire</text:span> les informations</text:p>
        </text:list-item>
      </text:list>
      <text:list xml:id="list34288095" text:continue-list="list34308877" text:style-name="WWNum11">
        <text:list-item>
          <text:p text:style-name="P16">En tant qu’utilisateur je peux modifier un médicament (même idée pour modifier une commande / pour les autres services modifier une demande) </text:p>
        </text:list-item>
      </text:list>
      <text:list xml:id="list34286872" text:continue-list="list34291728" text:style-name="WWNum1">
        <text:list-item>
          <text:p text:style-name="P12">A partir de l’onglet stock </text:p>
        </text:list-item>
        <text:list-item>
          <text:p text:style-name="P12">Identifier un médicament avec son numéro unique </text:p>
        </text:list-item>
        <text:list-item>
          <text:p text:style-name="P12">Changer directement les informations depuis la page stock</text:p>
        </text:list-item>
        <text:list-item>
          <text:p text:style-name="P12">Sauvegarder </text:p>
        </text:list-item>
        <text:list-item>
          <text:p text:style-name="P12">Regarder si le changement a été bien était effectué </text:p>
        </text:list-item>
      </text:list>
      <text:p text:style-name="Standard"/>
      <text:p text:style-name="Standard"/>
      <text:p text:style-name="P1">Jeu<text:span text:style-name="T11">x </text:span>d’essai</text:p>
      <text:p text:style-name="P8"><text:tab/><text:span text:style-name="T3">compte :</text:span></text:p>
      <text:p text:style-name="P6"><text:span text:style-name="T8">- </text:span><text:span text:style-name="T11">deux</text:span><text:span text:style-name="T8"> compte super admin</text:span></text:p>
      <text:p text:style-name="P6"><text:span text:style-name="T8">- </text:span><text:span text:style-name="T11">deux</text:span><text:span text:style-name="T8"> compte admin</text:span></text:p>
      <text:p text:style-name="P6"><text:span text:style-name="T8">- </text:span><text:span text:style-name="T11">deux</text:span><text:span text:style-name="T8"> compte utilisateur avec le groupe de droit «pharmacien de l’hôpital</text:span><text:span text:style-name="T9">*1</text:span><text:span text:style-name="T8">»</text:span></text:p>
      <text:p text:style-name="P7"><text:span text:style-name="T10">-</text:span><text:span text:style-name="T11">deux</text:span><text:span text:style-name="T10"> compte utilisateur avec le groupe de droit «infirmiers des services d’hôpital</text:span><text:span text:style-name="T9">*1</text:span><text:span text:style-name="T10">»</text:span></text:p>
      <text:p text:style-name="P9"><text:span text:style-name="T12">-deux compte avec le droit «pharmacien de l’hôpital » ET (infirmiers des services d’hôpital)</text:span></text:p>
      <text:p text:style-name="P9"><text:span text:style-name="T12">-deux compte sans droit </text:span></text:p>
      <text:p text:style-name="P7"><text:span text:style-name="T10"/></text:p>
      <text:p text:style-name="P2"><text:span text:style-name="T11">donnée en brute dans la bdd </text:span></text:p>
      <text:p text:style-name="P9"><text:span text:style-name="T12">-une liste de 15 médicament </text:span>avec <text:span text:style-name="T12">des <text:s/>attribut(prix,type etc..) en commun d'autre avec des attribut différent </text:span></text:p>
      <text:p text:style-name="P9"><text:span text:style-name="T14">-</text:span>une grande diversité sur les attributs par exemple pour des médicament un prix très bas 1 euro moyen 5 euro et haut 20 euros. <text:s/><text:bookmark text:name="_GoBack"/></text:p>
      <text:p text:style-name="Standard"><text:s/></text:p>
      <text:p text:style-name="P11"><text:span text:style-name="T8"/></text:p>
      <text:p text:style-name="P11"><text:span text:style-name="T9">*1: pour plus d'information voir le document «3_niveau_habilitation»</text:span></text:p>
      <text:p text:style-name="P11"><text:span text:style-name="T9"/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em</meta:initial-creator>
    <meta:editing-cycles>21</meta:editing-cycles>
    <meta:creation-date>2018-09-24T19:40:00</meta:creation-date>
    <dc:date>2018-09-25T14:10:37.22</dc:date>
    <meta:editing-duration>PT12M39S</meta:editing-duration>
    <meta:generator>LibreOffice/4.0.3.3$Windows_x86 LibreOffice_project/0eaa50a932c8f2199a615e1eb30f7ac74279539</meta:generator>
    <meta:document-statistic meta:table-count="0" meta:image-count="0" meta:object-count="0" meta:page-count="3" meta:paragraph-count="70" meta:word-count="538" meta:character-count="3075" meta:non-whitespace-character-count="26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